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Cambria" svg:font-family="Cambr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áblázat1" style:family="table">
      <style:table-properties style:width="12.488cm" table:align="left"/>
    </style:style>
    <style:style style:name="Táblázat1.A" style:family="table-column">
      <style:table-column-properties style:column-width="4.249cm"/>
    </style:style>
    <style:style style:name="Táblázat1.C" style:family="table-column">
      <style:table-column-properties style:column-width="3.99cm"/>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C2" style:family="table-cell">
      <style:table-cell-properties fo:padding="0.097cm" fo:border-left="0.002cm solid #000000" fo:border-right="0.002cm solid #000000" fo:border-top="none" fo:border-bottom="0.002cm solid #000000"/>
    </style:style>
    <style:style style:name="Táblázat2" style:family="table">
      <style:table-properties style:width="16.999cm" table:align="margins"/>
    </style:style>
    <style:style style:name="Táblázat2.A" style:family="table-column">
      <style:table-column-properties style:column-width="2.309cm" style:rel-column-width="1309*"/>
    </style:style>
    <style:style style:name="Táblázat2.C" style:family="table-column">
      <style:table-column-properties style:column-width="5.034cm" style:rel-column-width="2854*"/>
    </style:style>
    <style:style style:name="Táblázat2.D" style:family="table-column">
      <style:table-column-properties style:column-width="3.672cm" style:rel-column-width="2082*"/>
    </style:style>
    <style:style style:name="Táblázat2.E" style:family="table-column">
      <style:table-column-properties style:column-width="3.674cm" style:rel-column-width="2083*"/>
    </style:style>
    <style:style style:name="Táblázat2.A1" style:family="table-cell">
      <style:table-cell-properties style:vertical-align="bottom" fo:padding="0.097cm" fo:border-left="0.002cm solid #000000" fo:border-right="none" fo:border-top="0.002cm solid #000000" fo:border-bottom="0.002cm solid #000000"/>
    </style:style>
    <style:style style:name="Táblázat2.C1" style:family="table-cell">
      <style:table-cell-properties style:vertical-align="bottom" fo:background-color="#ff6600" fo:padding="0.097cm" fo:border-left="0.002cm solid #000000" fo:border-right="none" fo:border-top="0.002cm solid #000000" fo:border-bottom="0.002cm solid #000000">
        <style:background-image/>
      </style:table-cell-properties>
    </style:style>
    <style:style style:name="Táblázat2.D1" style:family="table-cell">
      <style:table-cell-properties style:vertical-align="bottom" fo:background-color="#ff00cc" fo:padding="0.097cm" fo:border-left="0.002cm solid #000000" fo:border-right="none" fo:border-top="0.002cm solid #000000" fo:border-bottom="0.002cm solid #000000">
        <style:background-image/>
      </style:table-cell-properties>
    </style:style>
    <style:style style:name="Táblázat2.E1" style:family="table-cell">
      <style:table-cell-properties style:vertical-align="bottom" fo:background-color="#ffff99" fo:padding="0.097cm" fo:border="0.002cm solid #000000">
        <style:background-image/>
      </style:table-cell-properties>
    </style:style>
    <style:style style:name="Táblázat2.A2" style:family="table-cell">
      <style:table-cell-properties style:vertical-align="bottom" fo:background-color="transparent" fo:padding="0.097cm" fo:border-left="0.002cm solid #000000" fo:border-right="none" fo:border-top="none" fo:border-bottom="0.002cm solid #000000">
        <style:background-image/>
      </style:table-cell-properties>
    </style:style>
    <style:style style:name="Táblázat2.E2" style:family="table-cell">
      <style:table-cell-properties style:vertical-align="bottom" fo:background-color="transparent" fo:padding="0.097cm" fo:border-left="0.002cm solid #000000" fo:border-right="0.002cm solid #000000" fo:border-top="none" fo:border-bottom="0.002cm solid #000000">
        <style:background-image/>
      </style:table-cell-properties>
    </style:style>
    <style:style style:name="Táblázat2.A3" style:family="table-cell">
      <style:table-cell-properties style:vertical-align="middle" fo:padding="0.097cm" fo:border-left="0.002cm solid #000000" fo:border-right="none" fo:border-top="none" fo:border-bottom="0.002cm solid #000000"/>
    </style:style>
    <style:style style:name="Táblázat2.B3" style:family="table-cell">
      <style:table-cell-properties style:vertical-align="bottom" fo:padding="0.097cm" fo:border-left="0.002cm solid #000000" fo:border-right="none" fo:border-top="none" fo:border-bottom="0.002cm solid #000000"/>
    </style:style>
    <style:style style:name="Táblázat2.C3" style:family="table-cell">
      <style:table-cell-properties style:vertical-align="bottom" fo:background-color="#dddddd" fo:padding="0.097cm" fo:border-left="0.002cm solid #000000" fo:border-right="none" fo:border-top="none" fo:border-bottom="0.002cm solid #000000">
        <style:background-image/>
      </style:table-cell-properties>
    </style:style>
    <style:style style:name="Táblázat2.E3" style:family="table-cell">
      <style:table-cell-properties style:vertical-align="bottom" fo:background-color="#ff6600" fo:padding="0.097cm" fo:border-left="0.002cm solid #000000" fo:border-right="0.002cm solid #000000" fo:border-top="none" fo:border-bottom="0.002cm solid #000000">
        <style:background-image/>
      </style:table-cell-properties>
    </style:style>
    <style:style style:name="Táblázat2.C4" style:family="table-cell">
      <style:table-cell-properties style:vertical-align="bottom" fo:background-color="#ffff99" fo:padding="0.097cm" fo:border-left="0.002cm solid #000000" fo:border-right="none" fo:border-top="none" fo:border-bottom="0.002cm solid #000000">
        <style:background-image/>
      </style:table-cell-properties>
    </style:style>
    <style:style style:name="Táblázat2.E4" style:family="table-cell">
      <style:table-cell-properties style:vertical-align="bottom" fo:background-color="#cccccc" fo:padding="0.097cm" fo:border-left="0.002cm solid #000000" fo:border-right="0.002cm solid #000000" fo:border-top="none" fo:border-bottom="0.002cm solid #000000">
        <style:background-image/>
      </style:table-cell-properties>
    </style:style>
    <style:style style:name="Táblázat2.E5" style:family="table-cell">
      <style:table-cell-properties style:vertical-align="bottom" fo:padding="0.097cm" fo:border-left="0.002cm solid #000000" fo:border-right="0.002cm solid #000000" fo:border-top="none" fo:border-bottom="0.002cm solid #000000"/>
    </style:style>
    <style:style style:name="Táblázat2.D6" style:family="table-cell">
      <style:table-cell-properties style:vertical-align="bottom" fo:background-color="#ff6600" fo:padding="0.097cm" fo:border-left="0.002cm solid #000000" fo:border-right="none" fo:border-top="none" fo:border-bottom="0.002cm solid #000000">
        <style:background-image/>
      </style:table-cell-properties>
    </style:style>
    <style:style style:name="Táblázat2.E6" style:family="table-cell">
      <style:table-cell-properties style:vertical-align="bottom" fo:background-color="#ff00cc" fo:padding="0.097cm" fo:border-left="0.002cm solid #000000" fo:border-right="0.002cm solid #000000" fo:border-top="none" fo:border-bottom="0.002cm solid #000000">
        <style:background-image/>
      </style:table-cell-properties>
    </style:style>
    <style:style style:name="Táblázat2.C7" style:family="table-cell">
      <style:table-cell-properties style:vertical-align="bottom" fo:background-color="#ff00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justify" style:justify-single-word="false"/>
      <style:text-properties style:font-name="Cambria" fo:language="hu" fo:country="HU"/>
    </style:style>
    <style:style style:name="P2" style:family="paragraph" style:parent-style-name="Standard">
      <style:paragraph-properties fo:margin-top="0.199cm" fo:margin-bottom="0cm" fo:text-align="justify" style:justify-single-word="false"/>
      <style:text-properties style:font-name="Cambria" fo:language="hu" fo:country="HU"/>
    </style:style>
    <style:style style:name="P3" style:family="paragraph" style:parent-style-name="Standard">
      <style:paragraph-properties fo:margin-top="0.199cm" fo:margin-bottom="0cm" fo:text-align="justify" style:justify-single-word="false"/>
      <style:text-properties style:font-name="Cambria" fo:language="hu" fo:country="HU" style:language-asian="zxx" style:country-asian="none" style:language-complex="zxx" style:country-complex="none"/>
    </style:style>
    <style:style style:name="P4" style:family="paragraph" style:parent-style-name="Heading">
      <style:text-properties fo:language="hu" fo:country="HU"/>
    </style:style>
    <style:style style:name="P5" style:family="paragraph" style:parent-style-name="Table_20_Contents">
      <style:paragraph-properties fo:text-align="justify" style:justify-single-word="false"/>
      <style:text-properties style:font-name="Cambria" fo:language="hu" fo:country="HU"/>
    </style:style>
    <style:style style:name="P6" style:family="paragraph" style:parent-style-name="Heading_20_2">
      <style:text-properties fo:language="hu" fo:country="HU"/>
    </style:style>
    <style:style style:name="P7" style:family="paragraph" style:parent-style-name="Table_20_Contents">
      <style:text-properties style:font-name="Cambria" fo:language="hu" fo:country="HU"/>
    </style:style>
    <style:style style:name="P8" style:family="paragraph" style:parent-style-name="Table_20_Contents">
      <style:paragraph-properties fo:text-align="justify" style:justify-single-word="false"/>
      <style:text-properties style:font-name="Cambria" fo:language="hu" fo:country="HU"/>
    </style:style>
    <style:style style:name="P9" style:family="paragraph" style:parent-style-name="Standard">
      <style:paragraph-properties fo:margin-top="0.199cm" fo:margin-bottom="0cm" fo:text-align="justify" style:justify-single-word="false"/>
      <style:text-properties style:font-name="Cambria" fo:language="hu" fo:country="HU"/>
    </style:style>
    <style:style style:name="P10" style:family="paragraph" style:parent-style-name="Standard">
      <style:paragraph-properties fo:margin-top="0.199cm" fo:margin-bottom="0cm"/>
      <style:text-properties style:font-name="Cambria" fo:language="hu" fo:country="HU"/>
    </style:style>
    <style:style style:name="P11" style:family="paragraph" style:parent-style-name="Standard">
      <style:paragraph-properties fo:margin-top="0cm" fo:margin-bottom="0cm"/>
      <style:text-properties style:font-name="Cambria" fo:language="hu" fo:country="HU"/>
    </style:style>
    <style:style style:name="P12" style:family="paragraph" style:parent-style-name="Heading_20_1">
      <style:text-properties fo:language="hu" fo:country="HU"/>
    </style:style>
    <style:style style:name="P13" style:family="paragraph" style:parent-style-name="Heading_20_3">
      <style:text-properties fo:language="hu" fo:country="HU"/>
    </style:style>
    <style:style style:name="P14" style:family="paragraph" style:parent-style-name="Text_20_body">
      <style:paragraph-properties fo:margin-top="0.199cm" fo:margin-bottom="0cm"/>
      <style:text-properties style:font-name="Cambria" fo:language="hu" fo:country="HU"/>
    </style:style>
    <style:style style:name="P15" style:family="paragraph" style:parent-style-name="Text_20_body">
      <style:paragraph-properties fo:margin-top="0.199cm" fo:margin-bottom="0cm"/>
      <style:text-properties style:font-name="Courier New" fo:language="hu" fo:country="HU"/>
    </style:style>
    <style:style style:name="P16" style:family="paragraph" style:parent-style-name="Text_20_body">
      <style:paragraph-properties fo:margin-top="0.199cm" fo:margin-bottom="0cm" fo:padding="0.101cm" fo:border-left="0.035cm solid #6666ff" fo:border-right="none" fo:border-top="none" fo:border-bottom="none" style:shadow="none"/>
      <style:text-properties style:font-name="Cambria" fo:language="hu" fo:country="HU"/>
    </style:style>
    <style:style style:name="T1" style:family="text">
      <style:text-properties fo:color="#6666ff"/>
    </style:style>
    <style:style style:name="T2" style:family="text">
      <style:text-properties fo:font-style="italic" style:font-style-asian="italic" style:font-style-complex="italic"/>
    </style:style>
    <style:style style:name="T3" style:family="text">
      <style:text-properties fo:background-color="#ff6600"/>
    </style:style>
    <style:style style:name="T4" style:family="text">
      <style:text-properties fo:background-color="#ff00cc"/>
    </style:style>
    <style:style style:name="T5" style:family="text">
      <style:text-properties fo:background-color="#00ccff"/>
    </style:style>
    <style:style style:name="T6" style:family="text">
      <style:text-properties fo:background-color="#66ffff"/>
    </style:style>
    <style:style style:name="T7" style:family="text">
      <style:text-properties fo:background-color="#33ff99"/>
    </style:style>
    <style:style style:name="T8" style:family="text">
      <style:text-properties fo:background-color="#99ff66"/>
    </style:style>
    <style:style style:name="T9" style:family="text">
      <style:text-properties fo:background-color="#ffff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vaScript Lépésről Lépésre - JSLLE</text:p>
      <text:h text:style-name="P12" text:outline-level="1">Technika tapasztalatok</text:h>
      <text:h text:style-name="P6" text:outline-level="2">Könyv szerkesztés</text:h>
      <text:p text:style-name="P1">Nem hittem, hogy egy oktató anyag elkészítése milyen nehéz technikai nehézségekbe ütközik.</text:p>
      <text:h text:style-name="P13" text:outline-level="3">HTML dokumentumok elnevezése</text:h>
      <text:p text:style-name="P3">A JavaScript ismertetését egy olyan témák láncolatban próbáltam megvalósítani, amelyben az egymás utáni témák egyre többet, újabbat mutatnak meg a JS‑ből. Csakhogy amint előrehaladtam, kiderült, hogy az aktuális téma megértéséhez az előző részek közé be kellene szúrni egy hiányzó részt. Ezt persze úgy szeretném, hogy a témák nevei tükrözze a sorrendet, a témák HTML lap neve a Win könyvtárban a láncolatot, az ajánlott olvasási sorrendet mutassa.</text:p>
      <text:p text:style-name="P2">Pl.</text:p>
      <table:table table:name="Táblázat1" table:style-name="Táblázat1">
        <table:table-column table:style-name="Táblázat1.A" table:number-columns-repeated="2"/>
        <table:table-column table:style-name="Táblázat1.C"/>
        <table:table-row>
          <table:table-cell table:style-name="Táblázat1.A1" office:value-type="string">
            <text:p text:style-name="P2">t1_1a.html</text:p>
          </table:table-cell>
          <table:table-cell table:style-name="Táblázat1.A1" office:value-type="string">
            <text:p text:style-name="P5">+ t15_1a.html</text:p>
          </table:table-cell>
          <table:table-cell table:style-name="Táblázat1.C1" office:value-type="string">
            <text:p text:style-name="P2">t1_1a.html</text:p>
          </table:table-cell>
        </table:table-row>
        <table:table-row>
          <table:table-cell table:style-name="Táblázat1.A2" office:value-type="string">
            <text:p text:style-name="P2">t2_1a.html</text:p>
          </table:table-cell>
          <table:table-cell table:style-name="Táblázat1.A2" office:value-type="string">
            <text:p text:style-name="P5"/>
          </table:table-cell>
          <table:table-cell table:style-name="Táblázat1.C2" office:value-type="string">
            <text:p text:style-name="P2">t15_1a.html</text:p>
          </table:table-cell>
        </table:table-row>
        <table:table-row>
          <table:table-cell table:style-name="Táblázat1.A2" office:value-type="string">
            <text:p text:style-name="P5"/>
          </table:table-cell>
          <table:table-cell table:style-name="Táblázat1.A2" office:value-type="string">
            <text:p text:style-name="P5"/>
          </table:table-cell>
          <table:table-cell table:style-name="Táblázat1.C2" office:value-type="string">
            <text:p text:style-name="P2">t2_1a.html</text:p>
          </table:table-cell>
        </table:table-row>
      </table:table>
      <text:p text:style-name="P2">A próbálgatások közben a TotalCommander (9.12) bizonyult jobbnak a Win intézővel szemben. Az is világos lett,hogy az „index.html” indító HTML lap helyet olyan nevű kell, ami után egy témát be tudok szúrni. Ha az indító téma t0.txt, akkor elé nem tudok beszúrni egy témát. Tehát az index.html helyett legyen t0.html.</text:p>
      <text:p text:style-name="P2">Arra is rájöttem, hogy ha a példákat úgy szeretném elnevezni, hogy a témák mellé kerüljenek, akkor a <text:span text:style-name="T1">t&lt;téma_szám&gt;_&lt;példa_szám&gt;.html</text:span> jó választás. Az aláhúzás jel (_) helyett lehet más, a számoknál kisebb karakterkódú jel, pl. a dollár jel ($) is.</text:p>
      <text:h text:style-name="P13" text:outline-level="3">Az átszerkesztések követése</text:h>
      <text:p text:style-name="P14">Arra is rá kellett jönnöm, hogy az utólagos beszúrásokat az oldalakon belül is követni kell. Tehát ha a t1_1a és t2_1a közé beszúrom a t15_1a‑t akkor a navigációs „előtte”, „utána” <text:span text:style-name="T2">link</text:span>eket módosítani kell.</text:p>
      <table:table table:name="Táblázat2" table:style-name="Táblázat2">
        <table:table-column table:style-name="Táblázat2.A" table:number-columns-repeated="2"/>
        <table:table-column table:style-name="Táblázat2.C"/>
        <table:table-column table:style-name="Táblázat2.D"/>
        <table:table-column table:style-name="Táblázat2.E"/>
        <table:table-row>
          <table:table-cell table:style-name="Táblázat2.A1" office:value-type="string">
            <text:p text:style-name="P7"/>
          </table:table-cell>
          <table:table-cell table:style-name="Táblázat2.A1" office:value-type="string">
            <text:p text:style-name="P7"/>
          </table:table-cell>
          <table:table-cell table:style-name="Táblázat2.C1" office:value-type="string">
            <text:p text:style-name="P2">t1.html</text:p>
          </table:table-cell>
          <table:table-cell table:style-name="Táblázat2.D1" office:value-type="string">
            <text:p text:style-name="P5">t15.html</text:p>
          </table:table-cell>
          <table:table-cell table:style-name="Táblázat2.E1" office:value-type="string">
            <text:p text:style-name="P7">t2.html</text:p>
          </table:table-cell>
        </table:table-row>
        <table:table-row>
          <table:table-cell table:style-name="Táblázat2.A2" office:value-type="string">
            <text:p text:style-name="P7"/>
          </table:table-cell>
          <table:table-cell table:style-name="Táblázat2.A2" office:value-type="string">
            <text:p text:style-name="P7"/>
          </table:table-cell>
          <table:table-cell table:style-name="Táblázat2.A2" office:value-type="string">
            <text:p text:style-name="P2"/>
          </table:table-cell>
          <table:table-cell table:style-name="Táblázat2.A2" office:value-type="string">
            <text:p text:style-name="P5"/>
          </table:table-cell>
          <table:table-cell table:style-name="Táblázat2.E2" office:value-type="string">
            <text:p text:style-name="P7"/>
          </table:table-cell>
        </table:table-row>
        <table:table-row>
          <table:table-cell table:style-name="Táblázat2.A3" table:number-rows-spanned="2" office:value-type="string">
            <text:p text:style-name="P7">előtte</text:p>
          </table:table-cell>
          <table:table-cell table:style-name="Táblázat2.B3" office:value-type="string">
            <text:p text:style-name="P7">előző</text:p>
          </table:table-cell>
          <table:table-cell table:style-name="Táblázat2.C3" office:value-type="string">
            <text:p text:style-name="P7">t0.html</text:p>
          </table:table-cell>
          <table:table-cell table:style-name="Táblázat2.B3" office:value-type="string">
            <text:p text:style-name="P5">#</text:p>
          </table:table-cell>
          <table:table-cell table:style-name="Táblázat2.E3" office:value-type="string">
            <text:p text:style-name="P7">t1.html</text:p>
          </table:table-cell>
        </table:table-row>
        <table:table-row>
          <table:covered-table-cell/>
          <table:table-cell table:style-name="Táblázat2.B3" office:value-type="string">
            <text:p text:style-name="P7">következő</text:p>
          </table:table-cell>
          <table:table-cell table:style-name="Táblázat2.C4" office:value-type="string">
            <text:p text:style-name="P7">t2.html</text:p>
          </table:table-cell>
          <table:table-cell table:style-name="Táblázat2.B3" office:value-type="string">
            <text:p text:style-name="P7">#</text:p>
          </table:table-cell>
          <table:table-cell table:style-name="Táblázat2.E4" office:value-type="string">
            <text:p text:style-name="P7">t3.html</text:p>
          </table:table-cell>
        </table:table-row>
        <table:table-row>
          <table:table-cell table:style-name="Táblázat2.B3" office:value-type="string">
            <text:p text:style-name="P7"/>
          </table:table-cell>
          <table:table-cell table:style-name="Táblázat2.B3" office:value-type="string">
            <text:p text:style-name="P7"/>
          </table:table-cell>
          <table:table-cell table:style-name="Táblázat2.B3" office:value-type="string">
            <text:p text:style-name="P7"/>
          </table:table-cell>
          <table:table-cell table:style-name="Táblázat2.B3" office:value-type="string">
            <text:p text:style-name="P7"/>
          </table:table-cell>
          <table:table-cell table:style-name="Táblázat2.E5" office:value-type="string">
            <text:p text:style-name="P7"/>
          </table:table-cell>
        </table:table-row>
        <table:table-row>
          <table:table-cell table:style-name="Táblázat2.A3" table:number-rows-spanned="2" office:value-type="string">
            <text:p text:style-name="P7">utána</text:p>
          </table:table-cell>
          <table:table-cell table:style-name="Táblázat2.B3" office:value-type="string">
            <text:p text:style-name="P7">előző</text:p>
          </table:table-cell>
          <table:table-cell table:style-name="Táblázat2.C3" office:value-type="string">
            <text:p text:style-name="P7">t0.html</text:p>
          </table:table-cell>
          <table:table-cell table:style-name="Táblázat2.D6" office:value-type="string">
            <text:p text:style-name="P5">t1.htm</text:p>
          </table:table-cell>
          <table:table-cell table:style-name="Táblázat2.E6" office:value-type="string">
            <text:p text:style-name="P7">t15.html</text:p>
          </table:table-cell>
        </table:table-row>
        <table:table-row>
          <table:covered-table-cell/>
          <table:table-cell table:style-name="Táblázat2.B3" office:value-type="string">
            <text:p text:style-name="P7">következő</text:p>
          </table:table-cell>
          <table:table-cell table:style-name="Táblázat2.C7" office:value-type="string">
            <text:p text:style-name="P7">t15.html</text:p>
          </table:table-cell>
          <table:table-cell table:style-name="Táblázat2.C4" office:value-type="string">
            <text:p text:style-name="P7">t2.html</text:p>
          </table:table-cell>
          <table:table-cell table:style-name="Táblázat2.E4" office:value-type="string">
            <text:p text:style-name="P7">t3.html</text:p>
          </table:table-cell>
        </table:table-row>
        <table:table-row>
          <table:table-cell table:style-name="Táblázat2.B3" office:value-type="string">
            <text:p text:style-name="P7"/>
          </table:table-cell>
          <table:table-cell table:style-name="Táblázat2.B3" office:value-type="string">
            <text:p text:style-name="P7"/>
          </table:table-cell>
          <table:table-cell table:style-name="Táblázat2.B3" office:value-type="string">
            <text:p text:style-name="P7"/>
          </table:table-cell>
          <table:table-cell table:style-name="Táblázat2.B3" office:value-type="string">
            <text:p text:style-name="P7"/>
          </table:table-cell>
          <table:table-cell table:style-name="Táblázat2.E5" office:value-type="string">
            <text:p text:style-name="P7"/>
          </table:table-cell>
        </table:table-row>
      </table:table>
      <text:p text:style-name="P14">Lehetne egy lista, ahol felsoroljuk a megfelelő sorrendben az oldalakat:</text:p>
      <text:p text:style-name="P16"><text:soft-page-break/>t1.html<text:line-break/>t15.html<text:line-break/>t2.html</text:p>
      <text:p text:style-name="P14">Egy program végigmehetne a listán és kitölthetné az A (&lt;a&gt;&lt;/a&gt;) elemek href tulajdonságát. Nagyon leegyszerűsítené a dolgot, ha a <text:span text:style-name="T2">href</text:span>et pl. #1‑el, #2‑vel töltenénk ki az oldal szerkesztésekor és a programnak csak ezeket kellene kicserélnie.</text:p>
      <text:p text:style-name="P15">-<text:span text:style-name="T5">1</text:span>-<text:span text:style-name="T6">2</text:span>-<text:span text:style-name="T7">3</text:span>-<text:span text:style-name="T8">4</text:span>-<text:span text:style-name="T9">5</text:span></text:p>
      <text:p text:style-name="P15">[<text:span text:style-name="T5">1</text:span>-2]</text:p>
      <text:p text:style-name="P15">--[<text:span text:style-name="T6">2</text:span>-3]</text:p>
      <text:p text:style-name="P15">----[<text:span text:style-name="T7">3</text:span>-4]</text:p>
      <text:p text:style-name="P15">------[<text:span text:style-name="T8">4</text:span>-5]</text:p>
      <text:p text:style-name="P15">--------[<text:span text:style-name="T9">5</text:span>]</text:p>
      <text:p text:style-name="P14">//kész</text:p>
      <text:p text:style-name="P14"/>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Cambria" svg:font-family="Cambria"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hu" fo:country="HU"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0M39S</meta:editing-duration>
    <meta:editing-cycles>6</meta:editing-cycles>
    <meta:generator>OpenOffice/4.1.5$Win32 OpenOffice.org_project/415m1$Build-9789</meta:generator>
    <dc:date>2018-06-14T22:39:42.19</dc:date>
    <dc:creator>István Závorszky</dc:creator>
    <meta:document-statistic meta:table-count="2" meta:image-count="0" meta:object-count="0" meta:page-count="2" meta:paragraph-count="48" meta:word-count="302" meta:character-count="2031"/>
    <meta:user-defined meta:name="Info 1"/>
    <meta:user-defined meta:name="Info 2"/>
    <meta:user-defined meta:name="Info 3"/>
    <meta:user-defined meta:name="Info 4"/>
  </office:meta>
</office:document-meta>
</file>